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fall4 - Läs nyheter från sidebar</text:h>
      <text:h text:style-name="Heading_20_2" text:outline-level="2">Beskrivning</text:h>
      <text:p text:style-name="Text_20_body">Logga in i administrationspanelen, skriv ett långt inlägg och kontrollera så att det kommer med i sidebaren på startsidan. Kontrollera hur mycket av inlägget som trimmas bort. Skriv ytterligare ett nytt långt inlägg och kontrollera så att inläggen ser likadana ut på startsidan. Testa även länkarna till inläggen så att dem fungerar.</text:p>
      <text:h text:style-name="Heading_20_2" text:outline-level="2">Datum</text:h>
      <text:p text:style-name="Text_20_body"/>
      <text:h text:style-name="Heading_20_2" text:outline-level="2">Kommentarer</text:h>
      <text:p text:style-name="Text_20_body"/>
      <text:h text:style-name="Heading_20_2" text:outline-level="2">Statu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5T12:25:59</meta:creation-date>
    <dc:date>2014-05-06T16:01:15</dc:date>
    <meta:editing-duration>PT19M12S</meta:editing-duration>
    <meta:editing-cycles>6</meta:editing-cycles>
    <meta:generator>OpenOffice.org/3.4.1$Unix OpenOffice.org_project/341m1$Build-9593</meta:generator>
    <meta:document-statistic meta:table-count="0" meta:image-count="0" meta:object-count="0" meta:page-count="1" meta:paragraph-count="6" meta:word-count="62" meta:character-count="402"/>
  </office:meta>
</office:document-meta>
</file>